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ummary_error_a0_n0256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TI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^2=256^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TX</text:p>
          </table:table-cell>
          <table:table-cell office:value-type="string" calcext:value-type="string">
            <text:p>Sim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TY</text:p>
          </table:table-cell>
          <table:table-cell office:value-type="string" calcext:value-type="string">
            <text:p>Resolu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\SimType</text:p>
          </table:table-cell>
          <table:table-cell table:style-name="ce2" office:value-type="string" calcext:value-type="string">
            <text:p>FD A-grid</text:p>
          </table:table-cell>
          <table:table-cell table:style-name="ce2" office:value-type="string" calcext:value-type="string">
            <text:p>FD C-grid</text:p>
          </table:table-cell>
          <table:table-cell table:style-name="ce2" office:value-type="string" calcext:value-type="string">
            <text:p>SPEC</text:p>
          </table:table-cell>
          <table:table-cell office:value-type="string" calcext:value-type="string">
            <text:p>REXI SPEC M=32</text:p>
          </table:table-cell>
          <table:table-cell office:value-type="string" calcext:value-type="string">
            <text:p>REXI FD M=32</text:p>
          </table:table-cell>
          <table:table-cell office:value-type="string" calcext:value-type="string">
            <text:p>REXI SPEC M=64</text:p>
          </table:table-cell>
          <table:table-cell office:value-type="string" calcext:value-type="string">
            <text:p>REXI FD M=64</text:p>
          </table:table-cell>
          <table:table-cell office:value-type="string" calcext:value-type="string">
            <text:p>REXI SPEC M=128</text:p>
          </table:table-cell>
          <table:table-cell office:value-type="string" calcext:value-type="string">
            <text:p>REXI FD M=32</text:p>
          </table:table-cell>
          <table:table-cell office:value-type="string" calcext:value-type="string">
            <text:p>rexi_m000256</text:p>
          </table:table-cell>
          <table:table-cell office:value-type="string" calcext:value-type="string">
            <text:p>rexi_fd_m0256</text:p>
          </table:table-cell>
          <table:table-cell office:value-type="string" calcext:value-type="string">
            <text:p>rexi_m000512</text:p>
          </table:table-cell>
          <table:table-cell office:value-type="string" calcext:value-type="string">
            <text:p>rexi_fd_m0512</text:p>
          </table:table-cell>
          <table:table-cell office:value-type="string" calcext:value-type="string">
            <text:p>rexi_m001024</text:p>
          </table:table-cell>
          <table:table-cell office:value-type="string" calcext:value-type="string">
            <text:p>rexi_fd_m1024</text:p>
          </table:table-cell>
          <table:table-cell office:value-type="string" calcext:value-type="string">
            <text:p>rexi_m004096</text:p>
          </table:table-cell>
          <table:table-cell office:value-type="string" calcext:value-type="string">
            <text:p>rexi_fd_m4096</text:p>
          </table:table-cell>
          <table:table-cell office:value-type="string" calcext:value-type="string">
            <text:p>rexi_m016384</text:p>
          </table:table-cell>
          <table:table-cell office:value-type="string" calcext:value-type="string">
            <text:p>rexi_fd_m16384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1702912427" calcext:value-type="float">
            <text:p>0.1517029124</text:p>
          </table:table-cell>
          <table:table-cell office:value-type="float" office:value="0.159285819919" calcext:value-type="float">
            <text:p>0.1592858199</text:p>
          </table:table-cell>
          <table:table-cell office:value-type="float" office:value="0.000934788296372" calcext:value-type="float">
            <text:p>0.0009347883</text:p>
          </table:table-cell>
          <table:table-cell office:value-type="float" office:value="0.137954176254" calcext:value-type="float">
            <text:p>0.1379541763</text:p>
          </table:table-cell>
          <table:table-cell office:value-type="float" office:value="0.137231758547" calcext:value-type="float">
            <text:p>0.1372317585</text:p>
          </table:table-cell>
          <table:table-cell office:value-type="float" office:value="0.137954176254" calcext:value-type="float">
            <text:p>0.1379541763</text:p>
          </table:table-cell>
          <table:table-cell office:value-type="float" office:value="0.16969829294" calcext:value-type="float">
            <text:p>0.1696982929</text:p>
          </table:table-cell>
          <table:table-cell office:value-type="float" office:value="0.137954176254" calcext:value-type="float">
            <text:p>0.1379541763</text:p>
          </table:table-cell>
          <table:table-cell office:value-type="float" office:value="0.138050385611" calcext:value-type="float">
            <text:p>0.1380503856</text:p>
          </table:table-cell>
          <table:table-cell office:value-type="float" office:value="0.0481813581998" calcext:value-type="float">
            <text:p>0.0481813582</text:p>
          </table:table-cell>
          <table:table-cell office:value-type="float" office:value="0.130117515792" calcext:value-type="float">
            <text:p>0.1301175158</text:p>
          </table:table-cell>
          <table:table-cell office:value-type="float" office:value="0.00622050271043" calcext:value-type="float">
            <text:p>0.0062205027</text:p>
          </table:table-cell>
          <table:table-cell office:value-type="float" office:value="0.131973746578" calcext:value-type="float">
            <text:p>0.1319737466</text:p>
          </table:table-cell>
          <table:table-cell office:value-type="float" office:value="0.000520888299303" calcext:value-type="float">
            <text:p>0.0005208883</text:p>
          </table:table-cell>
          <table:table-cell office:value-type="float" office:value="0.131594260778" calcext:value-type="float">
            <text:p>0.1315942608</text:p>
          </table:table-cell>
          <table:table-cell office:value-type="float" office:value="0.0000287954961438" calcext:value-type="float">
            <text:p>2.87954961438E-05</text:p>
          </table:table-cell>
          <table:table-cell office:value-type="float" office:value="0.131554929344" calcext:value-type="float">
            <text:p>0.1315549293</text:p>
          </table:table-cell>
          <table:table-cell office:value-type="float" office:value="0.000000634158231967" calcext:value-type="float">
            <text:p>6.34158231967E-07</text:p>
          </table:table-cell>
          <table:table-cell office:value-type="float" office:value="0.131558425507" calcext:value-type="float">
            <text:p>0.1315584255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8692662385" calcext:value-type="float">
            <text:p>0.1286926624</text:p>
          </table:table-cell>
          <table:table-cell office:value-type="float" office:value="0.111927254981" calcext:value-type="float">
            <text:p>0.111927255</text:p>
          </table:table-cell>
          <table:table-cell office:value-type="float" office:value="0.0000649408505397" calcext:value-type="float">
            <text:p>6.49408505397E-05</text:p>
          </table:table-cell>
          <table:table-cell office:value-type="float" office:value="0.137956245198" calcext:value-type="float">
            <text:p>0.1379562452</text:p>
          </table:table-cell>
          <table:table-cell office:value-type="float" office:value="0.137760829118" calcext:value-type="float">
            <text:p>0.1377608291</text:p>
          </table:table-cell>
          <table:table-cell office:value-type="float" office:value="0.137956245198" calcext:value-type="float">
            <text:p>0.1379562452</text:p>
          </table:table-cell>
          <table:table-cell office:value-type="float" office:value="0.0596344061955" calcext:value-type="float">
            <text:p>0.0596344062</text:p>
          </table:table-cell>
          <table:table-cell office:value-type="float" office:value="0.137956245198" calcext:value-type="float">
            <text:p>0.1379562452</text:p>
          </table:table-cell>
          <table:table-cell office:value-type="float" office:value="0.098245180609" calcext:value-type="float">
            <text:p>0.0982451806</text:p>
          </table:table-cell>
          <table:table-cell office:value-type="float" office:value="0.0481756325169" calcext:value-type="float">
            <text:p>0.0481756325</text:p>
          </table:table-cell>
          <table:table-cell office:value-type="float" office:value="0.103790361234" calcext:value-type="float">
            <text:p>0.1037903612</text:p>
          </table:table-cell>
          <table:table-cell office:value-type="float" office:value="0.00622403249831" calcext:value-type="float">
            <text:p>0.0062240325</text:p>
          </table:table-cell>
          <table:table-cell office:value-type="float" office:value="0.102668638276" calcext:value-type="float">
            <text:p>0.1026686383</text:p>
          </table:table-cell>
          <table:table-cell office:value-type="float" office:value="0.000522412393107" calcext:value-type="float">
            <text:p>0.0005224124</text:p>
          </table:table-cell>
          <table:table-cell office:value-type="float" office:value="0.102890705909" calcext:value-type="float">
            <text:p>0.1028907059</text:p>
          </table:table-cell>
          <table:table-cell office:value-type="float" office:value="0.0000287931123637" calcext:value-type="float">
            <text:p>2.87931123637E-05</text:p>
          </table:table-cell>
          <table:table-cell office:value-type="float" office:value="0.102913483988" calcext:value-type="float">
            <text:p>0.102913484</text:p>
          </table:table-cell>
          <table:table-cell office:value-type="float" office:value="0.000000634105457854" calcext:value-type="float">
            <text:p>6.34105457854E-07</text:p>
          </table:table-cell>
          <table:table-cell office:value-type="float" office:value="0.102911464725" calcext:value-type="float">
            <text:p>0.1029114647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1015972449" calcext:value-type="float">
            <text:p>0.1110159724</text:p>
          </table:table-cell>
          <table:table-cell office:value-type="float" office:value="0.0556372483151" calcext:value-type="float">
            <text:p>0.0556372483</text:p>
          </table:table-cell>
          <table:table-cell office:value-type="float" office:value="0.0000147419481771" calcext:value-type="float">
            <text:p>1.47419481771E-05</text:p>
          </table:table-cell>
          <table:table-cell office:value-type="float" office:value="0.137956797068" calcext:value-type="float">
            <text:p>0.1379567971</text:p>
          </table:table-cell>
          <table:table-cell office:value-type="float" office:value="0.137906971833" calcext:value-type="float">
            <text:p>0.1379069718</text:p>
          </table:table-cell>
          <table:table-cell office:value-type="float" office:value="0.137956797068" calcext:value-type="float">
            <text:p>0.1379567971</text:p>
          </table:table-cell>
          <table:table-cell office:value-type="float" office:value="0.0522526300903" calcext:value-type="float">
            <text:p>0.0522526301</text:p>
          </table:table-cell>
          <table:table-cell office:value-type="float" office:value="0.137956797068" calcext:value-type="float">
            <text:p>0.1379567971</text:p>
          </table:table-cell>
          <table:table-cell office:value-type="float" office:value="0.0586355231805" calcext:value-type="float">
            <text:p>0.0586355232</text:p>
          </table:table-cell>
          <table:table-cell office:value-type="float" office:value="0.0481742046104" calcext:value-type="float">
            <text:p>0.0481742046</text:p>
          </table:table-cell>
          <table:table-cell office:value-type="float" office:value="0.0538490310771" calcext:value-type="float">
            <text:p>0.0538490311</text:p>
          </table:table-cell>
          <table:table-cell office:value-type="float" office:value="0.00622492692353" calcext:value-type="float">
            <text:p>0.0062249269</text:p>
          </table:table-cell>
          <table:table-cell office:value-type="float" office:value="0.0547792031458" calcext:value-type="float">
            <text:p>0.0547792031</text:p>
          </table:table-cell>
          <table:table-cell office:value-type="float" office:value="0.000523397226515" calcext:value-type="float">
            <text:p>0.0005233972</text:p>
          </table:table-cell>
          <table:table-cell office:value-type="float" office:value="0.0545919801228" calcext:value-type="float">
            <text:p>0.0545919801</text:p>
          </table:table-cell>
          <table:table-cell office:value-type="float" office:value="0.0000288835006913" calcext:value-type="float">
            <text:p>2.88835006913E-05</text:p>
          </table:table-cell>
          <table:table-cell office:value-type="float" office:value="0.0545727437692" calcext:value-type="float">
            <text:p>0.0545727438</text:p>
          </table:table-cell>
          <table:table-cell office:value-type="float" office:value="0.000000634092777202" calcext:value-type="float">
            <text:p>6.34092777202E-07</text:p>
          </table:table-cell>
          <table:table-cell office:value-type="float" office:value="0.0545744502307" calcext:value-type="float">
            <text:p>0.0545744502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43488132934" calcext:value-type="float">
            <text:p>0.0543488133</text:p>
          </table:table-cell>
          <table:table-cell office:value-type="float" office:value="0.0166893452136" calcext:value-type="float">
            <text:p>0.0166893452</text:p>
          </table:table-cell>
          <table:table-cell office:value-type="float" office:value="0.00000725690047464" calcext:value-type="float">
            <text:p>7.25690047464E-06</text:p>
          </table:table-cell>
          <table:table-cell office:value-type="float" office:value="0.137956937339" calcext:value-type="float">
            <text:p>0.1379569373</text:p>
          </table:table-cell>
          <table:table-cell office:value-type="float" office:value="0.137944410036" calcext:value-type="float">
            <text:p>0.13794441</text:p>
          </table:table-cell>
          <table:table-cell office:value-type="float" office:value="0.137956937339" calcext:value-type="float">
            <text:p>0.1379569373</text:p>
          </table:table-cell>
          <table:table-cell office:value-type="float" office:value="0.0495922298123" calcext:value-type="float">
            <text:p>0.0495922298</text:p>
          </table:table-cell>
          <table:table-cell office:value-type="float" office:value="0.137956937339" calcext:value-type="float">
            <text:p>0.1379569373</text:p>
          </table:table-cell>
          <table:table-cell office:value-type="float" office:value="0.0334405819308" calcext:value-type="float">
            <text:p>0.0334405819</text:p>
          </table:table-cell>
          <table:table-cell office:value-type="float" office:value="0.0481738486142" calcext:value-type="float">
            <text:p>0.0481738486</text:p>
          </table:table-cell>
          <table:table-cell office:value-type="float" office:value="0.0157149890265" calcext:value-type="float">
            <text:p>0.015714989</text:p>
          </table:table-cell>
          <table:table-cell office:value-type="float" office:value="0.00622515214764" calcext:value-type="float">
            <text:p>0.0062251521</text:p>
          </table:table-cell>
          <table:table-cell office:value-type="float" office:value="0.0165923491669" calcext:value-type="float">
            <text:p>0.0165923492</text:p>
          </table:table-cell>
          <table:table-cell office:value-type="float" office:value="0.000523700274732" calcext:value-type="float">
            <text:p>0.0005237003</text:p>
          </table:table-cell>
          <table:table-cell office:value-type="float" office:value="0.0164068190813" calcext:value-type="float">
            <text:p>0.0164068191</text:p>
          </table:table-cell>
          <table:table-cell office:value-type="float" office:value="0.0000296625247271" calcext:value-type="float">
            <text:p>2.96625247271E-05</text:p>
          </table:table-cell>
          <table:table-cell office:value-type="float" office:value="0.0163880089379" calcext:value-type="float">
            <text:p>0.0163880089</text:p>
          </table:table-cell>
          <table:table-cell office:value-type="float" office:value="0.000000634090009292" calcext:value-type="float">
            <text:p>6.34090009292E-07</text:p>
          </table:table-cell>
          <table:table-cell office:value-type="float" office:value="0.0163896756208" calcext:value-type="float">
            <text:p>0.0163896756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63107627002" calcext:value-type="float">
            <text:p>0.0163107627</text:p>
          </table:table-cell>
          <table:table-cell office:value-type="float" office:value="0.00428044679277" calcext:value-type="float">
            <text:p>0.0042804468</text:p>
          </table:table-cell>
          <table:table-cell office:value-type="float" office:value="0.00000355565426267" calcext:value-type="float">
            <text:p>3.55565426267E-06</text:p>
          </table:table-cell>
          <table:table-cell office:value-type="float" office:value="0.137956972557" calcext:value-type="float">
            <text:p>0.1379569726</text:p>
          </table:table-cell>
          <table:table-cell office:value-type="float" office:value="0.137953826541" calcext:value-type="float">
            <text:p>0.1379538265</text:p>
          </table:table-cell>
          <table:table-cell office:value-type="float" office:value="0.137956972557" calcext:value-type="float">
            <text:p>0.1379569726</text:p>
          </table:table-cell>
          <table:table-cell office:value-type="float" office:value="0.0490318983417" calcext:value-type="float">
            <text:p>0.0490318983</text:p>
          </table:table-cell>
          <table:table-cell office:value-type="float" office:value="0.137956972557" calcext:value-type="float">
            <text:p>0.1379569726</text:p>
          </table:table-cell>
          <table:table-cell office:value-type="float" office:value="0.0192906789712" calcext:value-type="float">
            <text:p>0.019290679</text:p>
          </table:table-cell>
          <table:table-cell office:value-type="float" office:value="0.048173759698" calcext:value-type="float">
            <text:p>0.0481737597</text:p>
          </table:table-cell>
          <table:table-cell office:value-type="float" office:value="0.00370307429149" calcext:value-type="float">
            <text:p>0.0037030743</text:p>
          </table:table-cell>
          <table:table-cell office:value-type="float" office:value="0.00622520864308" calcext:value-type="float">
            <text:p>0.0062252086</text:p>
          </table:table-cell>
          <table:table-cell office:value-type="float" office:value="0.00441923198902" calcext:value-type="float">
            <text:p>0.004419232</text:p>
          </table:table-cell>
          <table:table-cell office:value-type="float" office:value="0.000523780754762" calcext:value-type="float">
            <text:p>0.0005237808</text:p>
          </table:table-cell>
          <table:table-cell office:value-type="float" office:value="0.00423388437507" calcext:value-type="float">
            <text:p>0.0042338844</text:p>
          </table:table-cell>
          <table:table-cell office:value-type="float" office:value="0.0000300381674254" calcext:value-type="float">
            <text:p>3.00381674254E-05</text:p>
          </table:table-cell>
          <table:table-cell office:value-type="float" office:value="0.00421583087154" calcext:value-type="float">
            <text:p>0.0042158309</text:p>
          </table:table-cell>
          <table:table-cell office:value-type="float" office:value="0.000000673617399787" calcext:value-type="float">
            <text:p>6.73617399787E-07</text:p>
          </table:table-cell>
          <table:table-cell office:value-type="float" office:value="0.00421742513242" calcext:value-type="float">
            <text:p>0.0042174251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3:07:47.348544297</dc:date>
    <dc:creator>martin </dc:creator>
    <meta:editing-duration>PT32M41S</meta:editing-duration>
    <meta:editing-cycles>2</meta:editing-cycles>
    <meta:generator>LibreOffice/5.0.1.2$Linux_X86_64 LibreOffice_project/81898c9f5c0d43f3473ba111d7b351050be20261</meta:generator>
    <meta:document-statistic meta:table-count="1" meta:cell-count="127" meta:object-count="0"/>
  </office:meta>
</office:document-meta>
</file>